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28000045A200003071DD42CC2A.wmf"/>
  <manifest:file-entry manifest:media-type="" manifest:full-path="Pictures/200000A400003BAC00002374281AF7A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Normal_20__28_Web_29_">
      <style:paragraph-properties fo:margin-top="0.494cm" fo:margin-bottom="0cm"/>
      <style:text-properties fo:font-weight="bold" style:font-weight-asian="bold"/>
    </style:style>
    <style:style style:name="P3" style:family="paragraph" style:parent-style-name="No_20_Spacing">
      <style:text-properties style:font-name="Times New Roman" fo:font-size="12pt" style:font-size-asian="12pt" style:font-size-complex="12pt"/>
    </style:style>
    <style:style style:name="P4" style:family="paragraph" style:parent-style-name="No_20_Spacing"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Normal_20__28_Web_29_">
      <style:paragraph-properties fo:margin-top="0.494cm" fo:margin-bottom="0cm"/>
    </style:style>
    <style:style style:name="P6" style:family="paragraph" style:parent-style-name="Standard">
      <style:text-properties fo:language="none" fo:country="none" style:language-asian="none" style:country-asian="non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cm" fo:margin-bottom="0cm" fo:line-height="100%" style:text-autospace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weight="bold" style:font-weight-asian="bold" style:font-style-complex="italic"/>
    </style:style>
    <style:style style:name="T3" style:family="text">
      <style:text-properties style:font-style-complex="italic"/>
    </style:style>
    <style:style style:name="T4" style:family="text">
      <style:text-properties style:font-name="Times New Roman" fo:font-size="12pt" fo:font-weight="bold" style:font-size-asian="12pt" style:font-weight-asian="bold" style:font-size-complex="12pt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font-style="italic" style:font-style-asian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rofil absolventa</text:h>
      <text:p text:style-name="No_20_Spacing"/>
      <text:p text:style-name="No_20_Spacing"><text:span text:style-name="T1">Modul profil absolventa zahŕňa údaje o jednotlivých absolventoch. Každý študent po absolvovaní bakalárskeho štúdia na fakulte sa automaticky stáva absolventom a takisto sa mu automaticky vytvorí konto v systéme alumni. Profily absolventov by mali obsahovať nasledujúce informácie:</text:span></text:p>
      <text:p text:style-name="P2">Osobné informácie</text:p>
      <text:p text:style-name="No_20_Spacing"><text:span text:style-name="T1">meno, priezvisko, študijný program, rok absolvovania štúdia,</text:span></text:p>
      <text:p text:style-name="P3">dosiahnutý titul, adresa bydliska</text:p>
      <text:p text:style-name="P3"/>
      <text:p text:style-name="P4">Odborné práce</text:p>
      <text:p text:style-name="No_20_Spacing"><text:span text:style-name="T1">téma záverečnej práce/diplomovej práce, zadávateľ, abstrakt</text:span></text:p>
      <text:p text:style-name="P3"/>
      <text:p text:style-name="P4">Kontaktné informácie</text:p>
      <text:p text:style-name="No_20_Spacing"><text:span text:style-name="T1">telefón, e-mail, ICQ, <text:s/>web stránka</text:span></text:p>
      <text:p text:style-name="P3"/>
      <text:p text:style-name="P4">Zamestnanie</text:p>
      <text:p text:style-name="No_20_Spacing"><text:span text:style-name="T1">ID zamestnania, pracovná oblasť, vykonávaná činnoť</text:span></text:p>
      <text:p text:style-name="P3">aktuálne zamestnanie, história zamestnaní</text:p>
      <text:p text:style-name="P3"/>
      <text:p text:style-name="No_20_Spacing"><text:span text:style-name="T1">Nie všetkými informáciami fakulta disponuje, preto je v záujme absolventa, či si údaje v profile doplní alebo nie.</text:span></text:p>
      <text:h text:style-name="Heading_20_2" text:outline-level="2">Prezentačná časť </text:h>
      <text:p text:style-name="P5">Prezentačný modul slúži na prezentáciu absolventov na základe ich vypracovaných profilov. <text:s/></text:p>
      <text:p text:style-name="P2">Hráči prezentačnej časti</text:p>
      <text:p text:style-name="P5"><text:span text:style-name="T2">Verejnosť </text:span><text:span text:style-name="T3">-</text:span> <text:s/>Je akýkoľvek neprihlásený používateľ, môže si prezerať profily absolventov ale iba s obmedzenými informáciami (meno, priezvisko, rok absolvovania, informácie o odborných prácach).</text:p>
      <text:p text:style-name="P5"><text:span text:style-name="T2">Alumnus</text:span><text:span text:style-name="T3"> - Predstavuje absolventa. Môže si upravovať vlastný profil a takisto prezerať rozšírené profily ostatných absolventoch.</text:span></text:p>
      <text:p text:style-name="P5"><text:span text:style-name="T2">Fakulta</text:span> - <text:s/>Má na starosti správu systému, vytvorenie profilov novým absolventov a importovaním údajov.</text:p>
      <text:p text:style-name="P5"/>
      <text:p text:style-name="P6"><draw:frame draw:style-name="fr1" draw:name="obrázky1" text:anchor-type="as-char" svg:width="16.004cm" svg:height="9.507cm" draw:z-index="0"><draw:image xlink:href="Pictures/200000A400003BAC00002374281AF7A3.wmf" xlink:type="simple" xlink:show="embed" xlink:actuate="onLoad"/></draw:frame></text:p>
      <text:p text:style-name="P7">Obr. Diagram prípadov použitia prezentácie absolventov</text:p>
      <text:p text:style-name="P4"/>
      <text:p text:style-name="P4">Prípady použitia</text:p>
      <text:p text:style-name="P4"/>
      <text:p text:style-name="No_20_Spacing"><text:span text:style-name="T4">Prezeranie profilov – </text:span><text:span text:style-name="T1">Akýkoľvek používateľ si môže prezerať profily absolventov, s tým rozdielom, že verejnosť má možnosť vidieť iba neúplný profil.</text:span></text:p>
      <text:p text:style-name="No_20_Spacing"><text:span text:style-name="T4">Upraviť profil – </text:span><text:span text:style-name="T1">Každý absolvent si môže zmeniť údaje vo vlastnom profile. Môže stanoviť aké údaje budú viditeľné pre verejnosť.</text:span></text:p>
      <text:p text:style-name="No_20_Spacing"><text:span text:style-name="T4">Vytvorenie profilu –</text:span><text:span text:style-name="T1"> Fakulta vytvára nové konto v systéme pre čerstvých absolventov. </text:span></text:p>
      <text:p text:style-name="No_20_Spacing"><text:span text:style-name="T4">Zmazať profil – </text:span><text:span text:style-name="T1">Zástupca fakulty môže odstrániť, profil používateľa z databázy. Vykoná sa v prípade ak boli zle zadané informácie o absolventovi, alebo si absolvent výslovne neželá aby informácie o jeho pôsobení na univerzite boli zverejnené.</text:span></text:p>
      <text:p text:style-name="No_20_Spacing"><text:span text:style-name="T4">Import údajov do profilu – </text:span><text:span text:style-name="T1">Fakulta pri vytváraní nového profilu, importuje údaje o absolventovi zo svojej databázy. Je to jednoduchší proces ako vypĺňanie informácií prostredníctvom klávesnice.</text:span></text:p>
      <text:p text:style-name="No_20_Spacing"><text:span text:style-name="T4">Hromadný import – </text:span><text:span text:style-name="T1">Možnosť naplniť množstvo údajov a profilov naraz.</text:span></text:p>
      <text:p text:style-name="Standard"/>
      <text:p text:style-name="Standard"><text:s/><text:span text:style-name="T5"><draw:frame draw:style-name="fr1" draw:name="obrázky2" text:anchor-type="as-char" svg:width="15.997cm" svg:height="11.128cm" draw:z-index="1"><draw:image xlink:href="Pictures/20000128000045A200003071DD42CC2A.wmf" xlink:type="simple" xlink:show="embed" xlink:actuate="onLoad"/></draw:frame></text:span></text:p>
      <text:p text:style-name="P7">Obr. Logický model údajov prezentačného modulu</text:p>
      <text:p text:style-name="Standard"><text:span text:style-name="T6">Users</text:span> <text:s/>predstavuje tabuľku používateľov systému. Medzi týchto používateľov sa riadia absolventi a zástupcovia fakulty. Keďže ide o systém pre komunikáciu medzi absolventmi a fakultou obidva typy hráčov majú v profile rovnaké kontaktné informácie.</text:p>
      <text:p text:style-name="Standard"><text:span text:style-name="T6">Graduates</text:span> je tabuľka zoznamu všetkých absolventov fakulty. Informácia o tom, aký stupeň a odbor absolvoval sa nachádza v tabuľke <text:span text:style-name="T6">specializations</text:span> respektíve <text:span text:style-name="T6">study_types</text:span>. <text:s/>V systéme absolventi prezentujú aj svoj profesijný rast. Tabuľka <text:span text:style-name="T6">employments</text:span> uchováva údaje o pracovných skúsenostiach absolventov. V akej spoločnosti sú, boli zamestnaný a akú činnosť vykonávali. Na uľahčenie vyplnenia tejto položky bude mať absolvent preddefinované typy zamestnaní, na základe klasifikácie zamestnaní podľa štatistického úradu SR.</text:p>
      <text:p text:style-name="Standard">Systém by mal uchovávať informácie o projektoch, aké absolvent počas svojho štúdia riešil. Informácie o všetkých projektoch sa nachádzajú v tabuľke <text:span text:style-name="T6">projects</text:span>. <text:s/>Tabuľka <text:span text:style-name="T6">academics</text:span> predstavuje zoznam predstaviteľov fakulty.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sk" fo:country="SK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lcak</meta:initial-creator>
    <meta:creation-date>2007-11-13T04:42:00</meta:creation-date>
    <dc:creator>Palcak</dc:creator>
    <dc:date>2007-11-13T04:42:00</dc:date>
    <dc:language>sk-SK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34" meta:word-count="427" meta:character-count="3269"/>
  </office:meta>
</office:document-meta>
</file>